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3" style:family="text">
      <style:text-properties fo:font-size="10.5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9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12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5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16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18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4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26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27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28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53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56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66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71" style:family="text">
      <style:text-properties fo:font-size="11.00pt" fo:font-weight="normal" fo:font-family="Arial" style:font-family-asian="Arial" style:font-family-complex="Arial" fo:background-color="#ffffff" fo:color="#222222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5.00pt" fo:text-indent="0.00pt" fo:margin-top="3.30pt"/>
    </style:style>
    <style:style style:name="P2" style:family="paragraph">
      <style:paragraph-properties fo:line-height="100.00%" fo:text-align="left" fo:margin-left="5.00pt" fo:text-indent="0.00pt" fo:margin-top="4.25pt"/>
    </style:style>
    <style:style style:name="P3" style:family="paragraph">
      <style:paragraph-properties fo:line-height="115.00%" fo:text-align="left" fo:margin-left="5.00pt" fo:text-indent="0.00pt" fo:margin-right="10.15pt"/>
    </style:style>
    <style:style style:name="P4" style:family="paragraph">
      <style:paragraph-properties fo:line-height="100.00%" fo:text-align="left" fo:margin-left="5.00pt" fo:text-indent="0.00pt"/>
    </style:style>
    <text:list-style style:name="L5">
      <text:list-level-style-bullet text:level="1" text:bullet-char="•">
        <style:list-level-properties text:space-before="23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top="1.75pt">
        <style:tab-stops>
          <style:tab-stop style:position="-41.00pt"/>
          <style:tab-stop style:position="-40.95pt"/>
        </style:tab-stops>
      </style:paragraph-properties>
    </style:style>
    <style:style style:name="P6" style:family="paragraph">
      <style:paragraph-properties fo:line-height="100.00%" fo:text-align="left" fo:margin-top="1.65pt">
        <style:tab-stops>
          <style:tab-stop style:position="-41.00pt"/>
          <style:tab-stop style:position="-40.95pt"/>
        </style:tab-stops>
      </style:paragraph-properties>
    </style:style>
    <style:style style:name="P7" style:family="paragraph">
      <style:paragraph-properties fo:line-height="100.00%" fo:text-align="left" fo:margin-top="0.05pt"/>
    </style:style>
    <style:style style:name="P8" style:family="paragraph">
      <style:paragraph-properties fo:line-height="100.00%" fo:text-align="left" fo:margin-left="5.00pt" fo:text-indent="0.00pt"/>
    </style:style>
    <text:list-style style:name="L9">
      <text:list-level-style-bullet text:level="1" text:bullet-char="•">
        <style:list-level-properties text:space-before="23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right="18.75pt" fo:margin-top="2.00pt">
        <style:tab-stops>
          <style:tab-stop style:position="-41.00pt"/>
          <style:tab-stop style:position="-40.95pt"/>
        </style:tab-stops>
      </style:paragraph-properties>
    </style:style>
    <style:style style:name="P10" style:family="paragraph">
      <style:paragraph-properties fo:line-height="100.00%" fo:text-align="left" fo:margin-right="18.75pt" fo:margin-top="2.00pt">
        <style:tab-stops>
          <style:tab-stop style:position="41.00pt"/>
          <style:tab-stop style:position="41.05pt"/>
        </style:tab-stops>
      </style:paragraph-properties>
    </style:style>
    <style:style style:name="P11" style:family="paragraph">
      <style:paragraph-properties fo:line-height="100.00%" fo:text-align="left" fo:margin-top="0.25pt"/>
    </style:style>
    <style:style style:name="P12" style:family="paragraph">
      <style:paragraph-properties fo:line-height="100.00%" fo:text-align="left" fo:margin-left="5.00pt" fo:text-indent="0.00pt" fo:margin-top="0.05pt"/>
    </style:style>
    <text:list-style style:name="L13">
      <text:list-level-style-bullet text:level="1" text:bullet-char="•">
        <style:list-level-properties text:space-before="23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right="18.80pt" fo:margin-top="1.95pt">
        <style:tab-stops>
          <style:tab-stop style:position="-41.00pt"/>
          <style:tab-stop style:position="-40.95pt"/>
        </style:tab-stops>
      </style:paragraph-properties>
    </style:style>
    <style:style style:name="P14" style:family="paragraph">
      <style:paragraph-properties fo:line-height="100.00%" fo:text-align="left" fo:margin-top="0.35pt"/>
    </style:style>
    <style:style style:name="P15" style:family="paragraph">
      <style:paragraph-properties fo:line-height="100.00%" fo:text-align="left">
        <style:tab-stops>
          <style:tab-stop style:position="497.40pt"/>
        </style:tab-stops>
      </style:paragraph-properties>
    </style:style>
    <style:style style:name="P16" style:family="paragraph">
      <style:paragraph-properties fo:line-height="100.00%" fo:text-align="left" fo:margin-left="5.35pt" fo:text-indent="0.00pt"/>
    </style:style>
    <style:style style:name="P17" style:family="paragraph">
      <style:paragraph-properties fo:line-height="100.00%" fo:text-align="left">
        <style:tab-stops>
          <style:tab-stop style:position="497.40pt"/>
        </style:tab-stops>
      </style:paragraph-properties>
    </style:style>
    <style:style style:name="P18" style:family="paragraph">
      <style:paragraph-properties fo:line-height="100.00%" fo:text-align="left">
        <style:tab-stops>
          <style:tab-stop style:position="165.00pt"/>
          <style:tab-stop style:position="26317.20pt"/>
        </style:tab-stops>
      </style:paragraph-properties>
    </style:style>
    <text:list-style style:name="L19">
      <text:list-level-style-bullet text:level="1" text:bullet-char="•">
        <style:list-level-properties text:space-before="23.35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>
        <style:tab-stops>
          <style:tab-stop style:position="-41.35pt"/>
          <style:tab-stop style:position="-41.30pt"/>
        </style:tab-stops>
      </style:paragraph-properties>
    </style:style>
    <style:style style:name="P20" style:family="paragraph">
      <style:paragraph-properties fo:line-height="100.00%" fo:text-align="left" fo:margin-left="5.35pt" fo:text-indent="0.00pt"/>
    </style:style>
    <style:style style:name="P21" style:family="paragraph">
      <style:paragraph-properties fo:line-height="100.00%" fo:text-align="left">
        <style:tab-stops>
          <style:tab-stop style:position="165.00pt"/>
          <style:tab-stop style:position="26317.20pt"/>
        </style:tab-stops>
      </style:paragraph-properties>
    </style:style>
    <style:style style:name="P22" style:family="paragraph">
      <style:paragraph-properties fo:line-height="100.00%" fo:text-align="left">
        <style:tab-stops>
          <style:tab-stop style:position="165.00pt"/>
          <style:tab-stop style:position="26317.20pt"/>
        </style:tab-stops>
      </style:paragraph-properties>
    </style:style>
    <text:list-style style:name="L23">
      <text:list-level-style-bullet text:level="1" text:bullet-char="•">
        <style:list-level-properties text:space-before="23.35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>
        <style:tab-stops>
          <style:tab-stop style:position="-41.35pt"/>
          <style:tab-stop style:position="-41.30pt"/>
        </style:tab-stops>
      </style:paragraph-properties>
    </style:style>
    <style:style style:name="P24" style:family="paragraph">
      <style:paragraph-properties fo:line-height="100.00%" fo:text-align="left" fo:margin-left="5.35pt" fo:text-indent="0.00pt"/>
    </style:style>
    <style:style style:name="P25" style:family="paragraph">
      <style:paragraph-properties fo:line-height="100.00%" fo:text-align="left">
        <style:tab-stops>
          <style:tab-stop style:position="165.00pt"/>
          <style:tab-stop style:position="26317.20pt"/>
        </style:tab-stops>
      </style:paragraph-properties>
    </style:style>
    <text:list-style style:name="L26">
      <text:list-level-style-bullet text:level="1" text:bullet-char="•">
        <style:list-level-properties text:space-before="23.35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>
        <style:tab-stops>
          <style:tab-stop style:position="-41.35pt"/>
          <style:tab-stop style:position="-41.30pt"/>
        </style:tab-stops>
      </style:paragraph-properties>
    </style:style>
    <style:style style:name="P27" style:family="paragraph">
      <style:paragraph-properties fo:line-height="100.00%" fo:text-align="left" fo:margin-left="5.35pt" fo:text-indent="0.00pt"/>
    </style:style>
    <style:style style:name="P28" style:family="paragraph">
      <style:paragraph-properties fo:line-height="100.00%" fo:text-align="left">
        <style:tab-stops>
          <style:tab-stop style:position="165.00pt"/>
          <style:tab-stop style:position="26317.20pt"/>
        </style:tab-stops>
      </style:paragraph-properties>
    </style:style>
    <text:list-style style:name="L29">
      <text:list-level-style-bullet text:level="1" text:bullet-char="•">
        <style:list-level-properties text:space-before="23.35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>
        <style:tab-stops>
          <style:tab-stop style:position="-41.35pt"/>
          <style:tab-stop style:position="-41.30pt"/>
        </style:tab-stops>
      </style:paragraph-properties>
    </style:style>
    <style:style style:name="P30" style:family="paragraph">
      <style:paragraph-properties fo:line-height="100.00%" fo:text-align="left" fo:margin-left="5.35pt" fo:text-indent="0.00pt"/>
    </style:style>
    <style:style style:name="P31" style:family="paragraph">
      <style:paragraph-properties fo:line-height="100.00%" fo:text-align="left">
        <style:tab-stops>
          <style:tab-stop style:position="165.00pt"/>
          <style:tab-stop style:position="26317.20pt"/>
        </style:tab-stops>
      </style:paragraph-properties>
    </style:style>
    <style:style style:name="P32" style:family="paragraph">
      <style:paragraph-properties fo:line-height="100.00%" fo:text-align="left">
        <style:tab-stops>
          <style:tab-stop style:position="165.00pt"/>
          <style:tab-stop style:position="26317.20pt"/>
        </style:tab-stops>
      </style:paragraph-properties>
    </style:style>
    <text:list-style style:name="L33">
      <text:list-level-style-bullet text:level="1" text:bullet-char="•">
        <style:list-level-properties text:space-before="23.35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>
        <style:tab-stops>
          <style:tab-stop style:position="-41.35pt"/>
          <style:tab-stop style:position="-41.30pt"/>
        </style:tab-stops>
      </style:paragraph-properties>
    </style:style>
    <style:style style:name="P34" style:family="paragraph">
      <style:paragraph-properties fo:line-height="100.00%" fo:text-align="left" fo:margin-left="5.35pt" fo:text-indent="0.00pt"/>
    </style:style>
    <style:style style:name="P35" style:family="paragraph">
      <style:paragraph-properties fo:line-height="100.00%" fo:text-align="left">
        <style:tab-stops>
          <style:tab-stop style:position="165.00pt"/>
          <style:tab-stop style:position="26317.20pt"/>
        </style:tab-stops>
      </style:paragraph-properties>
    </style:style>
    <style:style style:name="P36" style:family="paragraph">
      <style:paragraph-properties fo:line-height="100.00%" fo:text-align="left">
        <style:tab-stops>
          <style:tab-stop style:position="165.00pt"/>
          <style:tab-stop style:position="26317.20pt"/>
        </style:tab-stops>
      </style:paragraph-properties>
    </style:style>
    <text:list-style style:name="L37">
      <text:list-level-style-bullet text:level="1" text:bullet-char="•">
        <style:list-level-properties text:space-before="23.35pt" text:min-label-width="18.00pt"/>
        <style:text-properties fo:font-family="Symbol"/>
      </text:list-level-style-bullet>
    </text:list-style>
    <style:style style:name="P37" style:family="paragraph">
      <style:paragraph-properties fo:line-height="100.00%" fo:text-align="left">
        <style:tab-stops>
          <style:tab-stop style:position="-41.35pt"/>
          <style:tab-stop style:position="-41.30pt"/>
        </style:tab-stops>
      </style:paragraph-properties>
    </style:style>
    <style:style style:name="P38" style:family="paragraph">
      <style:paragraph-properties fo:line-height="100.00%" fo:text-align="left" fo:margin-left="5.35pt" fo:text-indent="0.00pt"/>
    </style:style>
    <style:style style:name="P39" style:family="paragraph">
      <style:paragraph-properties fo:line-height="100.00%" fo:text-align="left">
        <style:tab-stops>
          <style:tab-stop style:position="165.00pt"/>
          <style:tab-stop style:position="26317.2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42" style:family="paragraph">
      <style:paragraph-properties fo:line-height="100.00%" fo:text-align="left" fo:margin-left="5.35pt" fo:text-indent="0.00pt"/>
    </style:style>
    <style:style style:name="P43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44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45" style:family="paragraph">
      <style:paragraph-properties fo:line-height="100.00%" fo:text-align="left" fo:margin-left="5.35pt" fo:text-indent="0.00pt" fo:margin-top="0.20pt"/>
    </style:style>
    <style:style style:name="P46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47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50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51" style:family="paragraph">
      <style:paragraph-properties fo:line-height="100.00%" fo:text-align="left" fo:margin-left="5.35pt" fo:text-indent="0.00pt"/>
    </style:style>
    <style:style style:name="P52" style:family="paragraph">
      <style:paragraph-properties fo:line-height="100.00%" fo:text-align="justify" fo:margin-left="5.35pt" fo:text-indent="0.00pt" fo:margin-top="0.05pt"/>
    </style:style>
    <style:style style:name="P53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54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55" style:family="paragraph">
      <style:paragraph-properties fo:line-height="100.00%" fo:text-align="left" fo:margin-left="5.35pt" fo:text-indent="0.00pt" fo:margin-top="0.20pt"/>
    </style:style>
    <style:style style:name="P56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57" style:family="paragraph">
      <style:paragraph-properties fo:line-height="100.00%" fo:text-align="left">
        <style:tab-stops>
          <style:tab-stop style:position="497.00pt"/>
        </style:tab-stops>
      </style:paragraph-properties>
    </style:style>
    <text:list-style style:name="L58">
      <text:list-level-style-bullet text:level="1" text:bullet-char="•">
        <style:list-level-properties text:space-before="23.35pt" text:min-label-width="18.00pt"/>
        <style:text-properties fo:font-family="Symbol"/>
      </text:list-level-style-bullet>
    </text:list-style>
    <style:style style:name="P58" style:family="paragraph">
      <style:paragraph-properties fo:line-height="100.00%" fo:text-align="left" fo:margin-top="2.20pt">
        <style:tab-stops>
          <style:tab-stop style:position="-41.35pt"/>
          <style:tab-stop style:position="-41.30pt"/>
        </style:tab-stops>
      </style:paragraph-properties>
    </style:style>
    <style:style style:name="P59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60" style:family="paragraph">
      <style:paragraph-properties fo:line-height="100.00%" fo:text-align="left">
        <style:tab-stops>
          <style:tab-stop style:position="497.00pt"/>
        </style:tab-stops>
      </style:paragraph-properties>
    </style:style>
    <text:list-style style:name="L61">
      <text:list-level-style-bullet text:level="1" text:bullet-char="•">
        <style:list-level-properties text:space-before="23.35pt" text:min-label-width="18.00pt"/>
        <style:text-properties fo:font-family="Symbol"/>
      </text:list-level-style-bullet>
    </text:list-style>
    <style:style style:name="P61" style:family="paragraph">
      <style:paragraph-properties fo:line-height="100.00%" fo:text-align="left" fo:margin-top="3.95pt">
        <style:tab-stops>
          <style:tab-stop style:position="-41.35pt"/>
          <style:tab-stop style:position="-41.30pt"/>
        </style:tab-stops>
      </style:paragraph-properties>
    </style:style>
    <style:style style:name="P62" style:family="paragraph">
      <style:paragraph-properties fo:line-height="100.00%" fo:text-align="left">
        <style:tab-stops>
          <style:tab-stop style:position="497.00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>
        <style:tab-stops>
          <style:tab-stop style:position="497.75pt"/>
        </style:tab-stops>
      </style:paragraph-properties>
    </style:style>
    <style:style style:name="P65" style:family="paragraph">
      <style:paragraph-properties fo:line-height="100.00%" fo:text-align="left" fo:margin-left="5.35pt" fo:text-indent="0.00pt"/>
    </style:style>
    <style:style style:name="P66" style:family="paragraph">
      <style:paragraph-properties fo:line-height="100.00%" fo:text-align="left">
        <style:tab-stops>
          <style:tab-stop style:position="497.75pt"/>
        </style:tab-stops>
      </style:paragraph-properties>
    </style:style>
    <style:style style:name="P67" style:family="paragraph">
      <style:paragraph-properties fo:line-height="100.00%" fo:text-align="left">
        <style:tab-stops>
          <style:tab-stop style:position="124.95pt"/>
          <style:tab-stop style:position="26316.80pt"/>
        </style:tab-stops>
      </style:paragraph-properties>
    </style:style>
    <style:style style:name="P68" style:family="paragraph">
      <style:paragraph-properties fo:line-height="100.00%" fo:text-align="left" fo:margin-left="5.60pt" fo:text-indent="0.00pt"/>
    </style:style>
    <style:style style:name="P69" style:family="paragraph">
      <style:paragraph-properties fo:line-height="100.00%" fo:text-align="left" fo:margin-left="5.35pt" fo:text-indent="0.00pt"/>
    </style:style>
    <style:style style:name="P70" style:family="paragraph">
      <style:paragraph-properties fo:line-height="100.00%" fo:text-align="left">
        <style:tab-stops>
          <style:tab-stop style:position="124.95pt"/>
          <style:tab-stop style:position="26316.80pt"/>
        </style:tab-stops>
      </style:paragraph-properties>
    </style:style>
    <style:style style:name="P71" style:family="paragraph">
      <style:paragraph-properties fo:line-height="100.00%" fo:text-align="left">
        <style:tab-stops>
          <style:tab-stop style:position="124.95pt"/>
          <style:tab-stop style:position="26214.40pt"/>
        </style:tab-stops>
      </style:paragraph-properties>
    </style:style>
    <style:style style:name="P72" style:family="paragraph">
      <style:paragraph-properties fo:line-height="100.00%" fo:text-align="left" fo:margin-left="5.60pt" fo:text-indent="0.00pt" fo:margin-top="3.10pt"/>
    </style:style>
    <style:style style:name="P73" style:family="paragraph">
      <style:paragraph-properties fo:line-height="100.00%" fo:text-align="left" fo:margin-left="5.35pt" fo:text-indent="0.00pt" fo:margin-top="3.10pt"/>
    </style:style>
    <style:style style:name="P74" style:family="paragraph">
      <style:paragraph-properties fo:line-height="100.00%" fo:text-align="left">
        <style:tab-stops>
          <style:tab-stop style:position="124.95pt"/>
          <style:tab-stop style:position="26214.40pt"/>
        </style:tab-stops>
      </style:paragraph-properties>
    </style:style>
    <style:style style:name="P75" style:family="paragraph">
      <style:paragraph-properties fo:line-height="100.00%" fo:text-align="left">
        <style:tab-stops>
          <style:tab-stop style:position="124.95pt"/>
          <style:tab-stop style:position="26214.40pt"/>
        </style:tab-stops>
      </style:paragraph-properties>
    </style:style>
    <style:style style:name="P76" style:family="paragraph">
      <style:paragraph-properties fo:line-height="100.00%" fo:text-align="left" fo:margin-left="5.60pt" fo:text-indent="0.00pt" fo:margin-top="3.10pt"/>
    </style:style>
    <style:style style:name="P77" style:family="paragraph">
      <style:paragraph-properties fo:line-height="100.00%" fo:text-align="left" fo:margin-left="5.35pt" fo:text-indent="0.00pt" fo:margin-top="3.10pt"/>
    </style:style>
    <style:style style:name="P78" style:family="paragraph">
      <style:paragraph-properties fo:line-height="100.00%" fo:text-align="left">
        <style:tab-stops>
          <style:tab-stop style:position="124.95pt"/>
          <style:tab-stop style:position="26214.40pt"/>
        </style:tab-stops>
      </style:paragraph-properties>
    </style:style>
    <style:style style:name="P79" style:family="paragraph">
      <style:paragraph-properties fo:line-height="100.00%" fo:text-align="left"/>
    </style:style>
    <style:style style:name="TableColumn0100" style:family="table-column">
      <style:table-column-properties style:column-width="2.291667in"/>
    </style:style>
    <style:style style:name="TableColumn0101" style:family="table-column">
      <style:table-column-properties style:column-width="4.616667in"/>
    </style:style>
    <style:style style:name="Table01" style:family="table">
      <style:table-properties style:width="6.908333in" fo:margin-left="0.000000in" style:writing-mode="lr" table:align="left" style:may-break-between-rows="true"/>
    </style:style>
    <style:style style:name="TableRow0100" style:family="table-row">
      <style:table-row-properties style:min-row-height="0.227778in"/>
    </style:style>
    <style:style style:name="TableCell0100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101" style:family="table-row">
      <style:table-row-properties style:min-row-height="0.437500in"/>
    </style:style>
    <style:style style:name="TableCell0101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Cell010101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Row0102" style:family="table-row">
      <style:table-row-properties style:min-row-height="0.227778in"/>
    </style:style>
    <style:style style:name="TableCell0102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Cell010201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Row0103" style:family="table-row">
      <style:table-row-properties style:min-row-height="0.227778in"/>
    </style:style>
    <style:style style:name="TableCell0103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Cell010301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Row0104" style:family="table-row">
      <style:table-row-properties style:min-row-height="0.227778in"/>
    </style:style>
    <style:style style:name="TableCell0104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Cell010401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Row0105" style:family="table-row">
      <style:table-row-properties style:min-row-height="0.205556in"/>
    </style:style>
    <style:style style:name="TableCell010500" style:family="table-cell">
      <style:table-cell-properties fo:border-top="0.005556in solid #d9d9d9" fo:border-left="0.005556in solid #b6dde8" fo:border-right="0.005556in solid #d9d9d9" fo:border-bottom="0.005556in solid #d9d9d9" fo:vertical-align="top" fo:background-color="#ffffff"/>
    </style:style>
    <style:style style:name="TableCell010501" style:family="table-cell">
      <style:table-cell-properties fo:border-top="0.005556in solid #d9d9d9" fo:border-left="0.005556in solid #d9d9d9" fo:border-right="0.005556in solid #b6dde8" fo:border-bottom="0.005556in solid #d9d9d9" fo:vertical-align="top" fo:background-color="#ffffff"/>
    </style:style>
    <style:style style:name="TableRow0106" style:family="table-row">
      <style:table-row-properties style:min-row-height="0.138889in"/>
    </style:style>
    <style:style style:name="TableCell010600" style:family="table-cell">
      <style:table-cell-properties fo:border-top="0.005556in solid #d9d9d9" fo:border-left="0.005556in solid #b6dde8" fo:border-right="0.005556in solid #d9d9d9" fo:border-bottom="0.005556in solid #d9d9d9" fo:vertical-align="top" fo:background-color="#ffffff"/>
    </style:style>
    <style:style style:name="TableCell010601" style:family="table-cell">
      <style:table-cell-properties fo:border-top="0.005556in solid #d9d9d9" fo:border-left="0.005556in solid #d9d9d9" fo:border-right="0.005556in solid #b6dde8" fo:border-bottom="0.005556in solid #d9d9d9" fo:vertical-align="top" fo:background-color="#ffffff"/>
    </style:style>
    <style:style style:name="TableColumn0200" style:family="table-column">
      <style:table-column-properties style:column-width="6.902778in"/>
    </style:style>
    <style:style style:name="Table02" style:family="table">
      <style:table-properties style:width="6.902778in" fo:margin-left="0.000000in" style:writing-mode="lr" table:align="left" style:may-break-between-rows="true"/>
    </style:style>
    <style:style style:name="TableRow0200" style:family="table-row">
      <style:table-row-properties style:min-row-height="0.249306in"/>
    </style:style>
    <style:style style:name="TableCell0200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Row0201" style:family="table-row">
      <style:table-row-properties style:min-row-height="0.423611in"/>
    </style:style>
    <style:style style:name="TableCell0201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Row0202" style:family="table-row">
      <style:table-row-properties style:min-row-height="0.495833in"/>
    </style:style>
    <style:style style:name="TableCell0202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Row0203" style:family="table-row">
      <style:table-row-properties style:min-row-height="0.636111in"/>
    </style:style>
    <style:style style:name="TableCell0203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Row0204" style:family="table-row">
      <style:table-row-properties style:min-row-height="0.239583in"/>
    </style:style>
    <style:style style:name="TableCell0204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Row0205" style:family="table-row">
      <style:table-row-properties style:min-row-height="0.253472in"/>
    </style:style>
    <style:style style:name="TableCell0205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Row0206" style:family="table-row">
      <style:table-row-properties style:min-row-height="0.782639in"/>
    </style:style>
    <style:style style:name="TableCell020600" style:family="table-cell">
      <style:table-cell-properties fo:border-top="0.005556in solid #d9d9d9" fo:border-left="0.005556in solid #d9d9d9" fo:border-right="0.005556in solid #d9d9d9" fo:border-bottom="0.005556in solid #d9d9d9" fo:vertical-align="top" fo:background-color="#ffffff"/>
    </style:style>
    <style:style style:name="TableColumn0300" style:family="table-column">
      <style:table-column-properties style:column-width="1.735417in"/>
    </style:style>
    <style:style style:name="TableColumn0301" style:family="table-column">
      <style:table-column-properties style:column-width="5.177778in"/>
    </style:style>
    <style:style style:name="Table03" style:family="table">
      <style:table-properties style:width="6.913194in" fo:margin-left="0.000000in" style:writing-mode="lr" table:align="left" style:may-break-between-rows="true"/>
    </style:style>
    <style:style style:name="TableRow0300" style:family="table-row">
      <style:table-row-properties style:min-row-height="0.213194in"/>
    </style:style>
    <style:style style:name="TableCell030000" style:family="table-cell">
      <style:table-cell-properties fo:border-top="0.005556in solid #d9d9d9" fo:border-left="0.005556in solid #d9d9d9" fo:border-right="0.005556in solid #b8cce3" fo:border-bottom="0.005556in solid #d9d9d9" fo:vertical-align="top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Row0301" style:family="table-row">
      <style:table-row-properties style:min-row-height="0.214583in"/>
    </style:style>
    <style:style style:name="TableCell030100" style:family="table-cell">
      <style:table-cell-properties fo:border-top="0.005556in solid #d9d9d9" fo:border-left="0.000000in solid #000000" fo:border-right="0.005556in solid #d9d9d9" fo:border-bottom="0.000000in solid #000000" fo:vertical-align="top" fo:background-color="#ffffff"/>
    </style:style>
    <style:style style:name="TableCell030101" style:family="table-cell">
      <style:table-cell-properties fo:border-top="0.005556in solid #d9d9d9" fo:border-left="0.005556in solid #d9d9d9" fo:border-right="0.000000in solid #000000" fo:border-bottom="0.000000in solid #000000" fo:vertical-align="top" fo:background-color="#ffffff"/>
    </style:style>
    <style:style style:name="TableRow0302" style:family="table-row">
      <style:table-row-properties style:min-row-height="0.258333in"/>
    </style:style>
    <style:style style:name="TableCell030200" style:family="table-cell">
      <style:table-cell-properties fo:border-top="0.000000in solid #000000" fo:border-left="0.000000in solid #000000" fo:border-right="0.005556in solid #d9d9d9" fo:border-bottom="0.000000in solid #000000" fo:vertical-align="top" fo:background-color="#ffffff"/>
    </style:style>
    <style:style style:name="TableCell030201" style:family="table-cell">
      <style:table-cell-properties fo:border-top="0.000000in solid #000000" fo:border-left="0.005556in solid #d9d9d9" fo:border-right="0.000000in solid #000000" fo:border-bottom="0.000000in solid #000000" fo:vertical-align="top" fo:background-color="#ffffff"/>
    </style:style>
    <style:style style:name="TableRow0303" style:family="table-row">
      <style:table-row-properties style:min-row-height="0.296528in"/>
    </style:style>
    <style:style style:name="TableCell030300" style:family="table-cell">
      <style:table-cell-properties fo:border-top="0.000000in solid #000000" fo:border-left="0.000000in solid #000000" fo:border-right="0.005556in solid #d9d9d9" fo:border-bottom="0.000000in solid #000000" fo:vertical-align="top" fo:background-color="#ffffff"/>
    </style:style>
    <style:style style:name="TableCell030301" style:family="table-cell">
      <style:table-cell-properties fo:border-top="0.000000in solid #000000" fo:border-left="0.005556in solid #d9d9d9" fo:border-right="0.000000in solid #000000" fo:border-bottom="0.000000in solid #000000" fo:vertical-align="top" fo:background-color="#ffffff"/>
    </style:style>
  </office:automatic-styles>
  <office:body>
    <office:text>
      <text:p text:style-name="P1"><text:span text:style-name="T1">Abhinit Kumar Tiwari<text:s text:c="83"/></text:span></text:p>
      <text:p text:style-name="P2"><text:span text:style-name="T2">Email:</text:span><text:span text:style-name="T3"><text:s/></text:span><text:span text:style-name="T4">abhinittiwari1995@gmail.com </text:span></text:p>
      <text:p text:style-name="P2"><text:span text:style-name="T4">mobile: 9621434783</text:span></text:p>
      <text:p text:style-name="P2"><text:span text:style-name="T5">Career objective:</text:span></text:p>
      <text:p text:style-name="P3"><text:span text:style-name="T6">Seeking a challenging career in Software Development, Where I can learn new things and improve my skills to enable myself grow along with the firm.</text:span></text:p>
      <text:p text:style-name="P3"><text:span text:style-name="T7"/></text:p>
      <text:p text:style-name="P4"><text:span text:style-name="T8">Professional summary:</text:span></text:p>
      <text:list text:style-name="L5">
        <text:list-item>
          <text:p text:style-name="P5"><text:span text:style-name="T9">2.1 year</text:span><text:span text:style-name="T10"><text:s/>of experience in software devlopment on JSE, JEE, Hibernate, Spring boot,<text:s text:c="2"/>and Restful web services .</text:span></text:p>
        </text:list-item>
        <text:list-item>
          <text:p text:style-name="P5"><text:span text:style-name="T10">Strong knowledge in working with<text:s/></text:span><text:span text:style-name="T11">Oracle and MySQL database</text:span><text:span text:style-name="T12">.</text:span></text:p>
        </text:list-item>
        <text:list-item>
          <text:p text:style-name="P5"><text:span text:style-name="T12">Flexible and versatile to adopt any new environment and work on any project.</text:span></text:p>
        </text:list-item>
        <text:list-item>
          <text:p text:style-name="P6"><text:span text:style-name="T12">Ability to learn new concepts and to adapt to new environments.</text:span></text:p>
        </text:list-item>
        <text:list-item>
          <text:p text:style-name="P6"><text:span text:style-name="T12">Involved in Technical discussions, sharing and communicating the project related ideas within team.</text:span></text:p>
        </text:list-item>
        <text:list-item>
          <text:p text:style-name="P6"><text:span text:style-name="T12">A dedicated team player with excellent organizational and Interpersonal skills.</text:span></text:p>
        </text:list-item>
      </text:list>
      <text:p text:style-name="P7"><text:span text:style-name="T13"/></text:p>
      <text:p text:style-name="P8"><text:span text:style-name="T14">Educational qualification:</text:span></text:p>
      <text:list text:style-name="L9">
        <text:list-item>
          <text:p text:style-name="P9"><text:span text:style-name="T15">B. Tech<text:s/></text:span><text:span text:style-name="T16">from A.I.T.H, AKTU University, KANPUR with 67% in 2017.</text:span></text:p>
        </text:list-item>
        <text:list-item>
          <text:p text:style-name="P9"><text:span text:style-name="T17">Diploma<text:s/></text:span><text:span text:style-name="T18">from G.P.J in UPTU , JAUNPUR with 72% in 2014</text:span><text:span text:style-name="T19">. </text:span></text:p>
        </text:list-item>
        <text:list-item>
          <text:p text:style-name="P9"><text:span text:style-name="T19">High School<text:s/></text:span><text:span text:style-name="T20">from SSBIC in UP Board, BALLIA with 65% in 2010</text:span><text:span text:style-name="T21">.</text:span></text:p>
        </text:list-item>
      </text:list>
      <text:p text:style-name="P10"><text:span text:style-name="T22"/></text:p>
      <text:p text:style-name="P11"><text:span text:style-name="T22"/></text:p>
      <text:p text:style-name="P12"><text:span text:style-name="T23">Work experience:</text:span></text:p>
      <text:list text:style-name="L13">
        <text:list-item>
          <text:p text:style-name="P13"><text:span text:style-name="T24">Currently working as a<text:s/></text:span><text:span text:style-name="T25">Software Engg.<text:s/></text:span><text:span text:style-name="T26">in</text:span><text:span text:style-name="T27"><text:s/>Callisto infosolution pvt. ltd.<text:s/></text:span><text:span text:style-name="T28">Banglore, since september 2017 to till date.</text:span></text:p>
        </text:list-item>
      </text:list>
      <text:p text:style-name="P14"><text:span text:style-name="T29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16"><text:span text:style-name="T30">Software skills:</text:span><text:span text:style-name="T31"/></text:p>
          </table:table-cell>
          <table:covered-table-cell/>
        </table:table-row>
        <table:table-row table:style-name="TableRow0101">
          <table:table-cell table:style-name="TableCell010100">
            <text:list text:style-name="L19">
              <text:list-item>
                <text:p text:style-name="P19"><text:span text:style-name="T32">Primary Skills</text:span><text:span text:style-name="T33"/></text:p>
              </text:list-item>
            </text:list>
          </table:table-cell>
          <table:table-cell table:style-name="TableCell010101">
            <text:p text:style-name="P20"><text:span text:style-name="T34">JSE,Spring [Spring Core, Spring Annotation, Spring MVC, spring<text:s text:c="9"/>ORM</text:span></text:p>
            <text:p text:style-name="P20"><text:span text:style-name="T34">Hibernate,Spring DATA JPA, Spring Boot ]</text:span><text:span text:style-name="T35"/></text:p>
          </table:table-cell>
        </table:table-row>
        <table:table-row table:style-name="TableRow0102">
          <table:table-cell table:style-name="TableCell010200">
            <text:list text:style-name="L23">
              <text:list-item>
                <text:p text:style-name="P23"><text:span text:style-name="T36">Development Tools</text:span><text:span text:style-name="T37"/></text:p>
              </text:list-item>
            </text:list>
          </table:table-cell>
          <table:table-cell table:style-name="TableCell010201">
            <text:p text:style-name="P24"><text:span text:style-name="T38">Eclipse, STS (Spring tool suite)</text:span><text:span text:style-name="T39"/></text:p>
          </table:table-cell>
        </table:table-row>
        <table:table-row table:style-name="TableRow0103">
          <table:table-cell table:style-name="TableCell010300">
            <text:list text:style-name="L26">
              <text:list-item>
                <text:p text:style-name="P26"><text:span text:style-name="T40">Design Pattern</text:span><text:span text:style-name="T41"/></text:p>
              </text:list-item>
            </text:list>
          </table:table-cell>
          <table:table-cell table:style-name="TableCell010301">
            <text:p text:style-name="P27"><text:span text:style-name="T42">Singalton,Factory Method</text:span><text:span text:style-name="T43"/></text:p>
          </table:table-cell>
        </table:table-row>
        <table:table-row table:style-name="TableRow0104">
          <table:table-cell table:style-name="TableCell010400">
            <text:list text:style-name="L29">
              <text:list-item>
                <text:p text:style-name="P29"><text:span text:style-name="T44">Database</text:span><text:span text:style-name="T45"/></text:p>
              </text:list-item>
            </text:list>
          </table:table-cell>
          <table:table-cell table:style-name="TableCell010401">
            <text:p text:style-name="P30"><text:span text:style-name="T46">Oracle, MySQL</text:span><text:span text:style-name="T47"/></text:p>
          </table:table-cell>
        </table:table-row>
        <table:table-row table:style-name="TableRow0105">
          <table:table-cell table:style-name="TableCell010500">
            <text:list text:style-name="L33">
              <text:list-item>
                <text:p text:style-name="P33"><text:span text:style-name="T48">Tool</text:span><text:span text:style-name="T49"/></text:p>
              </text:list-item>
            </text:list>
          </table:table-cell>
          <table:table-cell table:style-name="TableCell010501">
            <text:p text:style-name="P34"><text:span text:style-name="T50">Jira,git,Postman</text:span><text:span text:style-name="T51"/></text:p>
          </table:table-cell>
        </table:table-row>
        <table:table-row table:style-name="TableRow0106">
          <table:table-cell table:style-name="TableCell010600">
            <text:list text:style-name="L37">
              <text:list-item>
                <text:p text:style-name="P37"><text:span text:style-name="T51"/></text:p>
              </text:list-item>
            </text:list>
          </table:table-cell>
          <table:table-cell table:style-name="TableCell010601">
            <text:p text:style-name="P38"><text:span text:style-name="T51"/></text:p>
          </table:table-cell>
        </table:table-row>
      </table:table>
      <text:p text:style-name="P40"><text:span text:style-name="T51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42"><text:span text:style-name="T52">Project Name<text:s/></text:span><text:span text:style-name="T53">– Customer Exprience</text:span><text:span text:style-name="T54"/></text:p>
          </table:table-cell>
        </table:table-row>
        <table:table-row table:style-name="TableRow0201">
          <table:table-cell table:style-name="TableCell020100">
            <text:p text:style-name="P45"><text:span text:style-name="T55">Team Size</text:span><text:span text:style-name="T56">: 6</text:span><text:span text:style-name="T57"/></text:p>
          </table:table-cell>
        </table:table-row>
        <table:table-row table:style-name="TableRow0202">
          <table:table-cell table:style-name="TableCell020200">
            <text:p text:style-name="P48"><text:span text:style-name="T58">Java SE, Hibernate 4.3.x, Spring 4.3.18, Spring Boot 1.5.9, RESTful,</text:span><text:span text:style-name="T59"/></text:p>
          </table:table-cell>
        </table:table-row>
        <table:table-row table:style-name="TableRow0203">
          <table:table-cell table:style-name="TableCell020300">
            <text:p text:style-name="P51"><text:span text:style-name="T59"/></text:p>
            <text:p text:style-name="P51"><text:span text:style-name="T60">Description</text:span><text:span text:style-name="T61">:</text:span></text:p>
            <text:p text:style-name="P51"><text:span text:style-name="T62"/></text:p>
            <text:p text:style-name="P52"><text:span text:style-name="T63">The project it self describe the Customer Experience as we identify customer problems across all</text:span></text:p>
            <text:p text:style-name="P52"><text:span text:style-name="T63">segments sales, factory etc and we are responsible to fix of them. We don’t talk to customer directly.</text:span></text:p>
            <text:p text:style-name="P52"><text:span text:style-name="T63">We talk to customer via email or fax or SMS. They come to our portal and search for order.</text:span><text:span text:style-name="T64"/></text:p>
          </table:table-cell>
        </table:table-row>
        <table:table-row table:style-name="TableRow0204">
          <table:table-cell table:style-name="TableCell020400">
            <text:p text:style-name="P55"><text:span text:style-name="T65">Responsibilities</text:span><text:span text:style-name="T66">:</text:span><text:span text:style-name="T67"/></text:p>
          </table:table-cell>
        </table:table-row>
        <table:table-row table:style-name="TableRow0205">
          <table:table-cell table:style-name="TableCell020500">
            <text:list text:style-name="L58">
              <text:list-item>
                <text:p text:style-name="P58"><text:span text:style-name="T68">Working as a Java developer in CCE Development team.</text:span><text:span text:style-name="T69"/></text:p>
              </text:list-item>
            </text:list>
          </table:table-cell>
        </table:table-row>
        <table:table-row table:style-name="TableRow0206">
          <table:table-cell table:style-name="TableCell020600">
            <text:list text:style-name="L61">
              <text:list-item>
                <text:p text:style-name="P61"><text:span text:style-name="T70">Interacting with client to fix the code.</text:span></text:p>
              </text:list-item>
              <text:list-item>
                <text:p text:style-name="P61"><text:span text:style-name="T70">Performing basic operations in Oracle as per business service requests.</text:span></text:p>
              </text:list-item>
              <text:list-item>
                <text:p text:style-name="P61"><text:span text:style-name="T71">Involved in developing model classes for hibernate query.</text:span></text:p>
              </text:list-item>
              <text:list-item>
                <text:p text:style-name="P61"><text:span text:style-name="T71">Design and development of Oracle database and creation of DAO classes.</text:span></text:p>
              </text:list-item>
              <text:list-item>
                <text:p text:style-name="P61"><text:span text:style-name="T71">Involved in developing Restful web services using spring boot.</text:span></text:p>
              </text:list-item>
              <text:list-item>
                <text:p text:style-name="P61"><text:span text:style-name="T71">Attending scrum call to provide the status of work if its there or planning for new requirement.</text:span><text:span text:style-name="T72"/></text:p>
              </text:list-item>
            </text:list>
          </table:table-cell>
        </table:table-row>
      </table:table>
      <text:p text:style-name="P63"><text:span text:style-name="T72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 table:number-columns-spanned="2">
            <text:p text:style-name="P65"><text:span text:style-name="T73">Personal Snippets:</text:span><text:span text:style-name="T74"/></text:p>
          </table:table-cell>
          <table:covered-table-cell/>
        </table:table-row>
        <table:table-row table:style-name="TableRow0301">
          <table:table-cell table:style-name="TableCell030100">
            <text:p text:style-name="P68"><text:span text:style-name="T75">Date of Birth</text:span><text:span text:style-name="T76"/></text:p>
          </table:table-cell>
          <table:table-cell table:style-name="TableCell030101">
            <text:p text:style-name="P69"><text:span text:style-name="T77">10/12/1995</text:span><text:span text:style-name="T78"/></text:p>
          </table:table-cell>
        </table:table-row>
        <table:table-row table:style-name="TableRow0302">
          <table:table-cell table:style-name="TableCell030200">
            <text:p text:style-name="P72"><text:span text:style-name="T79">Languages Known</text:span><text:span text:style-name="T80"/></text:p>
          </table:table-cell>
          <table:table-cell table:style-name="TableCell030201">
            <text:p text:style-name="P73"><text:span text:style-name="T81">Hindi, English</text:span><text:span text:style-name="T82"/></text:p>
          </table:table-cell>
        </table:table-row>
        <table:table-row table:style-name="TableRow0303">
          <table:table-cell table:style-name="TableCell030300">
            <text:p text:style-name="P76"><text:span text:style-name="T83">Nationality</text:span><text:span text:style-name="T84"/></text:p>
          </table:table-cell>
          <table:table-cell table:style-name="TableCell030301">
            <text:p text:style-name="P77"><text:span text:style-name="T85">Indian</text:span><text:span text:style-name="T86"/></text:p>
          </table:table-cell>
        </table:table-row>
      </table:table>
      <text:p text:style-name="P79"><text:span text:style-name="T8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